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2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2.7374in"/>
    </style:style>
    <style:style style:name="co5" style:family="table-column">
      <style:table-column-properties fo:break-before="auto" style:column-width="0.7799in"/>
    </style:style>
    <style:style style:name="co6" style:family="table-column">
      <style:table-column-properties fo:break-before="auto" style:column-width="3.1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3"/>
        <table:table-column table:style-name="co6" table:default-cell-style-name="ce8"/>
        <table:table-column table:style-name="co7" table:number-columns-repeated="3" table:default-cell-style-name="Default"/>
        <table:table-row table:style-name="ro2">
          <table:table-cell office:value-type="string">
            <text:p>Agenda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Day1</text:p>
          </table:table-cell>
          <table:table-cell table:number-columns-repeated="2"/>
          <table:table-cell table:style-name="ce4" office:value-type="string">
            <text:p>slides</text:p>
          </table:table-cell>
          <table:table-cell table:style-name="ce9"/>
          <table:table-cell table:number-columns-repeated="3"/>
        </table:table-row>
        <table:table-row table:style-name="ro2">
          <table:table-cell office:value-type="string">
            <text:p>morning</text:p>
          </table:table-cell>
          <table:table-cell office:value-type="string">
            <text:p>lecture</text:p>
          </table:table-cell>
          <table:table-cell office:value-type="string">
            <text:p>Intro</text:p>
          </table:table-cell>
          <table:table-cell office:value-type="string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ecture</text:p>
          </table:table-cell>
          <table:table-cell office:value-type="string">
            <text:p>Emb. Linux</text:p>
          </table:table-cell>
          <table:table-cell office:value-type="string">
            <text:p>4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(lab)</text:p>
          </table:table-cell>
          <table:table-cell office:value-type="string">
            <text:p>Training setup</text:p>
          </table:table-cell>
          <table:table-cell office:value-type="string">
            <text:p>5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cture</text:p>
          </table:table-cell>
          <table:table-cell office:value-type="string">
            <text:p>X-compilers</text:p>
          </table:table-cell>
          <table:table-cell office:value-type="string">
            <text:p>56</text:p>
          </table:table-cell>
          <table:table-cell table:number-columns-repeated="4"/>
        </table:table-row>
        <table:table-row table:style-name="ro2">
          <table:table-cell office:value-type="string">
            <text:p>afternoon</text:p>
          </table:table-cell>
          <table:table-cell office:value-type="string">
            <text:p>lab</text:p>
          </table:table-cell>
          <table:table-cell office:value-type="string">
            <text:p>X-compiler building</text:p>
          </table:table-cell>
          <table:table-cell table:style-name="ce5" office:value-type="string">
            <text:p>91</text:p>
          </table:table-cell>
          <table:table-cell table:style-name="ce10"/>
          <table:table-cell table:number-columns-repeated="3"/>
        </table:table-row>
        <table:table-row table:style-name="ro3">
          <table:table-cell/>
          <table:table-cell office:value-type="string">
            <text:p>lecture</text:p>
          </table:table-cell>
          <table:table-cell office:value-type="string">
            <text:p>Bootloaders</text:p>
          </table:table-cell>
          <table:table-cell office:value-type="string">
            <text:p>9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b</text:p>
          </table:table-cell>
          <table:table-cell office:value-type="string">
            <text:p>U-boot</text:p>
          </table:table-cell>
          <table:table-cell table:style-name="ce6" office:value-type="string">
            <text:p>11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cture</text:p>
          </table:table-cell>
          <table:table-cell office:value-type="string">
            <text:p>Linux kernel</text:p>
          </table:table-cell>
          <table:table-cell office:value-type="string">
            <text:p>12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ay 2</text:p>
          </table:table-cell>
          <table:table-cell table:number-columns-repeated="7"/>
        </table:table-row>
        <table:table-row table:style-name="ro2">
          <table:table-cell office:value-type="string">
            <text:p>morning</text:p>
          </table:table-cell>
          <table:table-cell office:value-type="string">
            <text:p>lab</text:p>
          </table:table-cell>
          <table:table-cell office:value-type="string">
            <text:p>kernel sources</text:p>
          </table:table-cell>
          <table:table-cell office:value-type="string">
            <text:p>14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cture</text:p>
          </table:table-cell>
          <table:table-cell office:value-type="string">
            <text:p>configuring kernel</text:p>
          </table:table-cell>
          <table:table-cell office:value-type="string">
            <text:p>148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cture</text:p>
          </table:table-cell>
          <table:table-cell office:value-type="string">
            <text:p>kernel X-compilation</text:p>
          </table:table-cell>
          <table:table-cell office:value-type="string">
            <text:p>18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b</text:p>
          </table:table-cell>
          <table:table-cell office:value-type="string">
            <text:p>kernel X-compilation + booting</text:p>
          </table:table-cell>
          <table:table-cell office:value-type="string">
            <text:p>18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cture</text:p>
          </table:table-cell>
          <table:table-cell office:value-type="string">
            <text:p>kernel modules (before lab above)</text:p>
          </table:table-cell>
          <table:table-cell office:value-type="string">
            <text:p>190</text:p>
          </table:table-cell>
          <table:table-cell table:number-columns-repeated="4"/>
        </table:table-row>
        <table:table-row table:style-name="ro2">
          <table:table-cell office:value-type="string">
            <text:p>afternoon</text:p>
          </table:table-cell>
          <table:table-cell office:value-type="string">
            <text:p>lecture</text:p>
          </table:table-cell>
          <table:table-cell office:value-type="string">
            <text:p>Root filesystems</text:p>
          </table:table-cell>
          <table:table-cell office:value-type="string">
            <text:p>200</text:p>
          </table:table-cell>
          <table:table-cell table:style-name="ce11"/>
          <table:table-cell table:style-name="ce2" table:number-columns-repeated="3"/>
        </table:table-row>
        <table:table-row table:style-name="ro2">
          <table:table-cell/>
          <table:table-cell office:value-type="string">
            <text:p>lecture</text:p>
          </table:table-cell>
          <table:table-cell office:value-type="string">
            <text:p>Busybox</text:p>
          </table:table-cell>
          <table:table-cell office:value-type="string">
            <text:p>233</text:p>
          </table:table-cell>
          <table:table-cell/>
          <table:table-cell table:style-name="ce2" table:number-columns-repeated="3"/>
        </table:table-row>
        <table:table-row table:style-name="ro3">
          <table:table-cell/>
          <table:table-cell office:value-type="string">
            <text:p>lab</text:p>
          </table:table-cell>
          <table:table-cell office:value-type="string">
            <text:p>rootfs with busybox</text:p>
          </table:table-cell>
          <table:table-cell office:value-type="string">
            <text:p>242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ay 3</text:p>
          </table:table-cell>
          <table:table-cell table:number-columns-repeated="7"/>
        </table:table-row>
        <table:table-row table:style-name="ro3">
          <table:table-cell office:value-type="string">
            <text:p>morning</text:p>
          </table:table-cell>
          <table:table-cell office:value-type="string">
            <text:p>lab</text:p>
          </table:table-cell>
          <table:table-cell office:value-type="string">
            <text:p>rootfs with busybox (cont.)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lecture</text:p>
          </table:table-cell>
          <table:table-cell office:value-type="string">
            <text:p>Block filesystems</text:p>
          </table:table-cell>
          <table:table-cell office:value-type="string">
            <text:p>243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ab</text:p>
          </table:table-cell>
          <table:table-cell office:value-type="string">
            <text:p>Block filesystems</text:p>
          </table:table-cell>
          <table:table-cell office:value-type="string">
            <text:p>256</text:p>
          </table:table-cell>
          <table:table-cell table:number-columns-repeated="4"/>
        </table:table-row>
        <table:table-row table:style-name="ro2">
          <table:table-cell office:value-type="string">
            <text:p>afternoon</text:p>
          </table:table-cell>
          <table:table-cell office:value-type="string">
            <text:p>lecture</text:p>
          </table:table-cell>
          <table:table-cell office:value-type="string">
            <text:p>flash filesystems</text:p>
          </table:table-cell>
          <table:table-cell table:style-name="ce7" office:value-type="string">
            <text:p>25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b</text:p>
          </table:table-cell>
          <table:table-cell office:value-type="string">
            <text:p>flash filesystems</text:p>
          </table:table-cell>
          <table:table-cell table:style-name="ce7" office:value-type="string">
            <text:p>28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cture</text:p>
          </table:table-cell>
          <table:table-cell office:value-type="string">
            <text:p>leveraging open-source</text:p>
          </table:table-cell>
          <table:table-cell table:style-name="ce7" office:value-type="string">
            <text:p>287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ay 4</text:p>
          </table:table-cell>
          <table:table-cell table:number-columns-repeated="7"/>
        </table:table-row>
        <table:table-row table:style-name="ro3">
          <table:table-cell office:value-type="string">
            <text:p>morning</text:p>
          </table:table-cell>
          <table:table-cell office:value-type="string">
            <text:p>lecture</text:p>
          </table:table-cell>
          <table:table-cell office:value-type="string">
            <text:p>X-compiling apps + libs</text:p>
          </table:table-cell>
          <table:table-cell office:value-type="string">
            <text:p>353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ab</text:p>
          </table:table-cell>
          <table:table-cell office:value-type="string">
            <text:p>X-compiling apps + libs</text:p>
          </table:table-cell>
          <table:table-cell office:value-type="string">
            <text:p>371</text:p>
          </table:table-cell>
          <table:table-cell table:number-columns-repeated="4"/>
        </table:table-row>
        <table:table-row table:style-name="ro2">
          <table:table-cell office:value-type="string">
            <text:p>afternoon</text:p>
          </table:table-cell>
          <table:table-cell office:value-type="string">
            <text:p>lecture</text:p>
          </table:table-cell>
          <table:table-cell office:value-type="string">
            <text:p>build systems for embedded</text:p>
          </table:table-cell>
          <table:table-cell office:value-type="string">
            <text:p>372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ab</text:p>
          </table:table-cell>
          <table:table-cell office:value-type="string">
            <text:p>buildroot</text:p>
          </table:table-cell>
          <table:table-cell office:value-type="string">
            <text:p>385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ay 5</text:p>
          </table:table-cell>
          <table:table-cell table:number-columns-repeated="7"/>
        </table:table-row>
        <table:table-row table:style-name="ro2">
          <table:table-cell office:value-type="string">
            <text:p>morning</text:p>
          </table:table-cell>
          <table:table-cell office:value-type="string">
            <text:p>lecture</text:p>
          </table:table-cell>
          <table:table-cell office:value-type="string">
            <text:p>application dev + debugging</text:p>
          </table:table-cell>
          <table:table-cell table:style-name="ce7" office:value-type="string">
            <text:p>38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b</text:p>
          </table:table-cell>
          <table:table-cell office:value-type="string">
            <text:p>application dev + debugging</text:p>
          </table:table-cell>
          <table:table-cell table:style-name="ce7" office:value-type="string">
            <text:p>43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cture</text:p>
          </table:table-cell>
          <table:table-cell office:value-type="string">
            <text:p>developing on windows (before lab above)</text:p>
          </table:table-cell>
          <table:table-cell table:style-name="ce7" office:value-type="string">
            <text:p>437</text:p>
          </table:table-cell>
          <table:table-cell table:number-columns-repeated="4"/>
        </table:table-row>
        <table:table-row table:style-name="ro2">
          <table:table-cell office:value-type="string">
            <text:p>afternoon</text:p>
          </table:table-cell>
          <table:table-cell office:value-type="string">
            <text:p>lecture</text:p>
          </table:table-cell>
          <table:table-cell office:value-type="string">
            <text:p>Real-time</text:p>
          </table:table-cell>
          <table:table-cell table:style-name="ce7" office:value-type="string">
            <text:p>44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b</text:p>
          </table:table-cell>
          <table:table-cell office:value-type="string">
            <text:p>latency tests</text:p>
          </table:table-cell>
          <table:table-cell table:number-columns-repeated="5"/>
        </table:table-row>
        <table:table-row table:style-name="ro2" table:number-rows-repeated="104853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tenPTS </meta:initial-creator>
    <meta:creation-date>2012-09-24T08:19:27</meta:creation-date>
    <dc:date>2013-12-05T12:26:06</dc:date>
    <dc:creator>bas </dc:creator>
    <meta:editing-duration>PT10H50M46S</meta:editing-duration>
    <meta:editing-cycles>71</meta:editing-cycles>
    <meta:generator>LibreOffice/3.5$Linux_x86 LibreOffice_project/350m1$Build-2</meta:generator>
    <meta:document-statistic meta:table-count="3" meta:cell-count="108" meta:object-count="0"/>
  </office:meta>
</office:document-meta>
</file>